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5" style:family="table">
      <style:table-properties style:width="17cm" table:align="margins"/>
    </style:style>
    <style:style style:name="Tabulka5.A" style:family="table-column">
      <style:table-column-properties style:column-width="8.5cm" style:rel-column-width="32768*"/>
    </style:style>
    <style:style style:name="Tabulka5.B" style:family="table-column">
      <style:table-column-properties style:column-width="8.5cm" style:rel-column-width="32767*"/>
    </style:style>
    <style:style style:name="Tabulka5.A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rsid="001f5c4c" officeooo:paragraph-rsid="0020beb5"/>
    </style:style>
    <style:style style:name="P3" style:family="paragraph" style:parent-style-name="Text_20_body">
      <style:paragraph-properties fo:text-align="end" style:justify-single-word="false"/>
      <style:text-properties officeooo:rsid="001f5c4c" officeooo:paragraph-rsid="002260ca"/>
    </style:style>
    <style:style style:name="P4" style:family="paragraph" style:parent-style-name="Text_20_body">
      <style:paragraph-properties fo:text-align="end" style:justify-single-word="false"/>
      <style:text-properties officeooo:rsid="001f5c4c" officeooo:paragraph-rsid="00382565"/>
    </style:style>
    <style:style style:name="P5" style:family="paragraph" style:parent-style-name="Text_20_body">
      <style:text-properties officeooo:paragraph-rsid="00382565"/>
    </style:style>
    <style:style style:name="P6" style:family="paragraph" style:parent-style-name="Text_20_body">
      <style:text-properties officeooo:rsid="0018b8cf" officeooo:paragraph-rsid="00382565"/>
    </style:style>
    <style:style style:name="P7" style:family="paragraph" style:parent-style-name="Text_20_body">
      <style:text-properties officeooo:rsid="0018b8cf" officeooo:paragraph-rsid="003aad85"/>
    </style:style>
    <style:style style:name="P8" style:family="paragraph" style:parent-style-name="Text_20_body">
      <style:text-properties fo:font-weight="normal" officeooo:rsid="0020beb5" officeooo:paragraph-rsid="0020beb5" style:font-weight-asian="normal" style:font-weight-complex="normal"/>
    </style:style>
    <style:style style:name="P9" style:family="paragraph" style:parent-style-name="Text_20_body">
      <style:text-properties fo:font-weight="normal" officeooo:rsid="003bbe9f" officeooo:paragraph-rsid="003bbe9f" style:font-weight-asian="normal" style:font-weight-complex="normal"/>
    </style:style>
    <style:style style:name="P10" style:family="paragraph" style:parent-style-name="Text_20_body">
      <style:text-properties fo:font-weight="normal" officeooo:rsid="004583ee" officeooo:paragraph-rsid="00382565" style:font-weight-asian="normal" style:font-weight-complex="normal"/>
    </style:style>
    <style:style style:name="P11" style:family="paragraph" style:parent-style-name="Text_20_body">
      <style:text-properties officeooo:rsid="001de515" officeooo:paragraph-rsid="0022c6ec"/>
    </style:style>
    <style:style style:name="P12" style:family="paragraph" style:parent-style-name="Text_20_body">
      <style:text-properties officeooo:rsid="001b6288" officeooo:paragraph-rsid="003aad85"/>
    </style:style>
    <style:style style:name="P13" style:family="paragraph" style:parent-style-name="Text_20_body">
      <style:text-properties officeooo:rsid="001c0427" officeooo:paragraph-rsid="00382565"/>
    </style:style>
    <style:style style:name="P14" style:family="paragraph" style:parent-style-name="Text_20_body">
      <style:text-properties officeooo:rsid="0022c6ec" officeooo:paragraph-rsid="0033bf82"/>
    </style:style>
    <style:style style:name="P15" style:family="paragraph" style:parent-style-name="Text_20_body">
      <style:text-properties officeooo:rsid="0022c6ec" officeooo:paragraph-rsid="0035a85d"/>
    </style:style>
    <style:style style:name="P16" style:family="paragraph" style:parent-style-name="Text_20_body">
      <style:text-properties officeooo:rsid="0022c6ec" officeooo:paragraph-rsid="004a575d"/>
    </style:style>
    <style:style style:name="P17" style:family="paragraph" style:parent-style-name="Text_20_body">
      <style:text-properties officeooo:rsid="0022c6ec" officeooo:paragraph-rsid="005033ea"/>
    </style:style>
    <style:style style:name="P18" style:family="paragraph" style:parent-style-name="Text_20_body">
      <style:text-properties officeooo:rsid="00366eb8" officeooo:paragraph-rsid="00369f39"/>
    </style:style>
    <style:style style:name="P19" style:family="paragraph" style:parent-style-name="Text_20_body">
      <style:text-properties officeooo:rsid="00366eb8" officeooo:paragraph-rsid="004b22b1"/>
    </style:style>
    <style:style style:name="P20" style:family="paragraph" style:parent-style-name="Text_20_body">
      <style:text-properties officeooo:paragraph-rsid="00366eb8"/>
    </style:style>
    <style:style style:name="P21" style:family="paragraph" style:parent-style-name="Text_20_body">
      <style:text-properties officeooo:rsid="00369f39" officeooo:paragraph-rsid="00369f39"/>
    </style:style>
    <style:style style:name="P22" style:family="paragraph" style:parent-style-name="Text_20_body">
      <style:text-properties officeooo:rsid="00190de7" officeooo:paragraph-rsid="00382565"/>
    </style:style>
    <style:style style:name="P23" style:family="paragraph" style:parent-style-name="Text_20_body">
      <style:text-properties officeooo:rsid="0039399b" officeooo:paragraph-rsid="0039399b"/>
    </style:style>
    <style:style style:name="P24" style:family="paragraph" style:parent-style-name="Text_20_body">
      <style:text-properties officeooo:paragraph-rsid="0039399b"/>
    </style:style>
    <style:style style:name="P25" style:family="paragraph" style:parent-style-name="Text_20_body">
      <style:paragraph-properties fo:text-align="end" style:justify-single-word="false"/>
      <style:text-properties officeooo:rsid="003aad85" officeooo:paragraph-rsid="003aad85"/>
    </style:style>
    <style:style style:name="P26" style:family="paragraph" style:parent-style-name="Text_20_body">
      <style:text-properties officeooo:rsid="003bbe9f" officeooo:paragraph-rsid="003bbe9f"/>
    </style:style>
    <style:style style:name="P27" style:family="paragraph" style:parent-style-name="Text_20_body">
      <style:paragraph-properties fo:text-align="center" style:justify-single-word="false"/>
      <style:text-properties officeooo:rsid="003bbe9f" officeooo:paragraph-rsid="003bbe9f"/>
    </style:style>
    <style:style style:name="P28" style:family="paragraph" style:parent-style-name="Text_20_body">
      <style:text-properties officeooo:rsid="003bbe9f" officeooo:paragraph-rsid="003d11ec"/>
    </style:style>
    <style:style style:name="P29" style:family="paragraph" style:parent-style-name="Text_20_body">
      <style:text-properties officeooo:rsid="003aea18" officeooo:paragraph-rsid="003aea18"/>
    </style:style>
    <style:style style:name="P30" style:family="paragraph" style:parent-style-name="Text_20_body">
      <style:text-properties officeooo:rsid="003aea18" officeooo:paragraph-rsid="003e4b3a"/>
    </style:style>
    <style:style style:name="P31" style:family="paragraph" style:parent-style-name="Text_20_body">
      <style:text-properties officeooo:rsid="003aea18" officeooo:paragraph-rsid="0042685e"/>
    </style:style>
    <style:style style:name="P32" style:family="paragraph" style:parent-style-name="Text_20_body">
      <style:text-properties officeooo:rsid="00421fb9" officeooo:paragraph-rsid="00421fb9"/>
    </style:style>
    <style:style style:name="P33" style:family="paragraph" style:parent-style-name="Text_20_body">
      <style:paragraph-properties fo:text-align="justify" style:justify-single-word="false" fo:orphans="2" fo:widows="2" fo:hyphenation-ladder-count="no-limit"/>
      <style:text-properties officeooo:rsid="00421fb9" officeooo:paragraph-rsid="00421fb9" fo:hyphenate="true" fo:hyphenation-remain-char-count="2" fo:hyphenation-push-char-count="2"/>
    </style:style>
    <style:style style:name="P34" style:family="paragraph" style:parent-style-name="Text_20_body">
      <style:text-properties officeooo:rsid="0020beb5" officeooo:paragraph-rsid="0020beb5"/>
    </style:style>
    <style:style style:name="P35" style:family="paragraph" style:parent-style-name="Text_20_body">
      <style:text-properties fo:font-style="italic" officeooo:rsid="0046e4ac" officeooo:paragraph-rsid="0046e4ac" style:font-style-asian="italic" style:font-style-complex="italic"/>
    </style:style>
    <style:style style:name="P36" style:family="paragraph" style:parent-style-name="Text_20_body">
      <style:text-properties officeooo:paragraph-rsid="004b22b1"/>
    </style:style>
    <style:style style:name="P37" style:family="paragraph" style:parent-style-name="Text_20_body">
      <style:text-properties officeooo:paragraph-rsid="004cd717"/>
    </style:style>
    <style:style style:name="P38" style:family="paragraph" style:parent-style-name="Text_20_body">
      <style:text-properties officeooo:rsid="00489864" officeooo:paragraph-rsid="00489864"/>
    </style:style>
    <style:style style:name="P39" style:family="paragraph" style:parent-style-name="Text_20_body">
      <style:text-properties officeooo:rsid="00489864" officeooo:paragraph-rsid="004903ef"/>
    </style:style>
    <style:style style:name="P40" style:family="paragraph" style:parent-style-name="Text_20_body">
      <style:text-properties officeooo:paragraph-rsid="004903ef"/>
    </style:style>
    <style:style style:name="P41" style:family="paragraph" style:parent-style-name="Text_20_body">
      <style:text-properties officeooo:rsid="004a575d" officeooo:paragraph-rsid="004a575d"/>
    </style:style>
    <style:style style:name="P42" style:family="paragraph" style:parent-style-name="Text_20_body">
      <style:text-properties officeooo:rsid="0046e4ac" officeooo:paragraph-rsid="0046e4ac"/>
    </style:style>
    <style:style style:name="P43" style:family="paragraph" style:parent-style-name="Text_20_body">
      <style:text-properties officeooo:rsid="004b22b1" officeooo:paragraph-rsid="004b22b1"/>
    </style:style>
    <style:style style:name="P44" style:family="paragraph" style:parent-style-name="Text_20_body">
      <style:text-properties officeooo:rsid="00514b78" officeooo:paragraph-rsid="00514b78"/>
    </style:style>
    <style:style style:name="P45" style:family="paragraph" style:parent-style-name="Title">
      <style:text-properties style:text-underline-style="none" officeooo:rsid="001de515" officeooo:paragraph-rsid="0018b8cf"/>
    </style:style>
    <style:style style:name="P46" style:family="paragraph" style:parent-style-name="Title">
      <style:text-properties style:text-underline-style="none" officeooo:rsid="00489864" officeooo:paragraph-rsid="00489864"/>
    </style:style>
    <style:style style:name="P47" style:family="paragraph" style:parent-style-name="Contents_20_Heading">
      <style:paragraph-properties fo:break-before="page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1">
      <style:paragraph-properties fo:break-before="page"/>
      <style:text-properties officeooo:rsid="0035a85d" officeooo:paragraph-rsid="0035a85d"/>
    </style:style>
    <style:style style:name="P50" style:family="paragraph" style:parent-style-name="Heading_20_1">
      <style:paragraph-properties fo:text-align="justify" style:justify-single-word="false" fo:orphans="2" fo:widows="2" fo:hyphenation-ladder-count="no-limit" fo:break-before="page"/>
      <style:text-properties officeooo:rsid="00421fb9" officeooo:paragraph-rsid="00421fb9" fo:hyphenate="true" fo:hyphenation-remain-char-count="2" fo:hyphenation-push-char-count="2"/>
    </style:style>
    <style:style style:name="P51" style:family="paragraph" style:parent-style-name="Table_20_Contents">
      <style:paragraph-properties fo:text-align="start" style:justify-single-word="false" fo:break-before="page"/>
      <style:text-properties fo:font-style="italic" officeooo:rsid="001de515" officeooo:paragraph-rsid="003aad85" style:font-style-asian="italic" style:font-style-complex="italic"/>
    </style:style>
    <style:style style:name="P52" style:family="paragraph" style:parent-style-name="Table_20_Contents">
      <style:paragraph-properties fo:text-align="start" style:justify-single-word="false"/>
      <style:text-properties officeooo:rsid="001de515" officeooo:paragraph-rsid="0025f14d"/>
    </style:style>
    <style:style style:name="P53" style:family="paragraph" style:parent-style-name="Table_20_Contents">
      <style:text-properties officeooo:rsid="001de515" officeooo:paragraph-rsid="0025f14d"/>
    </style:style>
    <style:style style:name="P54" style:family="paragraph" style:parent-style-name="Table_20_Contents">
      <style:text-properties officeooo:rsid="001de515" officeooo:paragraph-rsid="003aad85"/>
    </style:style>
    <style:style style:name="P55" style:family="paragraph" style:parent-style-name="Table_20_Contents">
      <style:paragraph-properties fo:text-align="start" style:justify-single-word="false"/>
      <style:text-properties fo:font-style="italic" officeooo:rsid="001de515" officeooo:paragraph-rsid="0025f14d" style:font-style-asian="italic" style:font-style-complex="italic"/>
    </style:style>
    <style:style style:name="P56" style:family="paragraph" style:parent-style-name="Table_20_Contents">
      <style:paragraph-properties fo:text-align="start" style:justify-single-word="false"/>
      <style:text-properties fo:font-style="italic" officeooo:rsid="001de515" officeooo:paragraph-rsid="003aad85" style:font-style-asian="italic" style:font-style-complex="italic"/>
    </style:style>
    <style:style style:name="P5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Standard">
      <style:text-properties officeooo:rsid="00271d2d"/>
    </style:style>
    <style:style style:name="P60" style:family="paragraph" style:parent-style-name="Standard">
      <style:text-properties officeooo:paragraph-rsid="004903ef"/>
    </style:style>
    <style:style style:name="P61" style:family="paragraph" style:parent-style-name="Heading_20_2">
      <style:text-properties officeooo:rsid="0022c6ec" officeooo:paragraph-rsid="0022c6ec"/>
    </style:style>
    <style:style style:name="P62" style:family="paragraph" style:parent-style-name="Heading_20_2">
      <style:text-properties officeooo:rsid="003aea18"/>
    </style:style>
    <style:style style:name="P63" style:family="paragraph" style:parent-style-name="Heading_20_2">
      <style:text-properties officeooo:paragraph-rsid="0042685e"/>
    </style:style>
    <style:style style:name="P64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20beb5" officeooo:paragraph-rsid="0020beb5"/>
    </style:style>
    <style:style style:name="P65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font-weight="normal" officeooo:rsid="0024aa92" officeooo:paragraph-rsid="0020beb5" style:font-weight-asian="normal" style:font-weight-complex="normal"/>
    </style:style>
    <style:style style:name="P66" style:family="paragraph" style:parent-style-name="Heading_20_1">
      <style:paragraph-properties fo:text-align="justify" style:justify-single-word="false" fo:orphans="2" fo:widows="2" fo:hyphenation-ladder-count="no-limit"/>
      <style:text-properties fo:hyphenate="true" fo:hyphenation-remain-char-count="2" fo:hyphenation-push-char-count="2"/>
    </style:style>
    <style:style style:name="P67" style:family="paragraph" style:parent-style-name="Contents_20_Heading" style:master-page-name="">
      <style:paragraph-properties style:page-number="auto" fo:break-before="auto" fo:break-after="auto"/>
    </style:style>
    <style:style style:name="P68" style:family="paragraph" style:parent-style-name="Text_20_body">
      <style:paragraph-properties fo:margin-left="1.251cm" fo:margin-right="0cm" fo:text-indent="0cm" style:auto-text-indent="false"/>
      <style:text-properties officeooo:rsid="00514b78" officeooo:paragraph-rsid="00514b78"/>
    </style:style>
    <style:style style:name="P69" style:family="paragraph" style:parent-style-name="Text_20_body" style:list-style-name="L1">
      <style:text-properties officeooo:rsid="00489864" officeooo:paragraph-rsid="004903ef"/>
    </style:style>
    <style:style style:name="P70" style:family="paragraph" style:parent-style-name="Text_20_body" style:list-style-name="L2">
      <style:text-properties officeooo:rsid="00489864" officeooo:paragraph-rsid="004903ef"/>
    </style:style>
    <style:style style:name="P71" style:family="paragraph" style:parent-style-name="Text_20_body" style:list-style-name="L3"/>
    <style:style style:name="P72" style:family="paragraph" style:parent-style-name="Text_20_body" style:list-style-name="L3">
      <style:text-properties officeooo:paragraph-rsid="004b22b1"/>
    </style:style>
    <style:style style:name="P73" style:family="paragraph" style:parent-style-name="Text_20_body" style:list-style-name="L3">
      <style:text-properties officeooo:rsid="00366eb8" officeooo:paragraph-rsid="004b22b1"/>
    </style:style>
    <style:style style:name="P74" style:family="paragraph" style:parent-style-name="Text_20_body" style:list-style-name="L3">
      <style:text-properties officeooo:rsid="004a575d" officeooo:paragraph-rsid="004a575d"/>
    </style:style>
    <style:style style:name="P75" style:family="paragraph" style:parent-style-name="Text_20_body" style:list-style-name="L3">
      <style:text-properties officeooo:rsid="004b22b1" officeooo:paragraph-rsid="004b22b1"/>
    </style:style>
    <style:style style:name="P76" style:family="paragraph" style:parent-style-name="Text_20_body" style:list-style-name="L4">
      <style:text-properties officeooo:paragraph-rsid="00382565"/>
    </style:style>
    <style:style style:name="P77" style:family="paragraph" style:parent-style-name="Text_20_body" style:list-style-name="L4">
      <style:text-properties officeooo:paragraph-rsid="004cd717"/>
    </style:style>
    <style:style style:name="P78" style:family="paragraph" style:parent-style-name="Text_20_body" style:list-style-name="L4">
      <style:text-properties officeooo:rsid="003bbe9f" officeooo:paragraph-rsid="003d11ec"/>
    </style:style>
    <style:style style:name="P79" style:family="paragraph" style:parent-style-name="Text_20_body" style:list-style-name="L4">
      <style:text-properties officeooo:rsid="00514b78" officeooo:paragraph-rsid="00514b78"/>
    </style:style>
    <style:style style:name="P80" style:family="paragraph" style:parent-style-name="Text_20_body" style:list-style-name="L5">
      <style:text-properties officeooo:rsid="0018b8cf" officeooo:paragraph-rsid="00382565"/>
    </style:style>
    <style:style style:name="P81" style:family="paragraph" style:parent-style-name="Text_20_body" style:list-style-name="L5">
      <style:text-properties officeooo:rsid="00190de7" officeooo:paragraph-rsid="00382565"/>
    </style:style>
    <style:style style:name="P82" style:family="paragraph" style:parent-style-name="Heading_20_1" style:list-style-name="">
      <style:paragraph-properties fo:text-align="justify" style:justify-single-word="false" fo:orphans="2" fo:widows="2" fo:hyphenation-ladder-count="no-limit"/>
      <style:text-properties fo:hyphenate="true" fo:hyphenation-remain-char-count="2" fo:hyphenation-push-char-count="2"/>
    </style:style>
    <style:style style:name="P83" style:family="paragraph" style:parent-style-name="Heading_20_1">
      <style:paragraph-properties fo:break-before="page"/>
    </style:style>
    <style:style style:name="P84" style:family="paragraph" style:parent-style-name="Heading_20_1">
      <style:paragraph-properties fo:break-before="page"/>
      <style:text-properties officeooo:rsid="0035a85d" officeooo:paragraph-rsid="0035a85d"/>
    </style:style>
    <style:style style:name="P85" style:family="paragraph" style:parent-style-name="Heading_20_1" style:list-style-name="">
      <style:paragraph-properties fo:text-align="justify" style:justify-single-word="false" fo:orphans="2" fo:widows="2" fo:hyphenation-ladder-count="no-limit" fo:break-before="page"/>
      <style:text-properties officeooo:rsid="00421fb9" officeooo:paragraph-rsid="00421fb9" fo:hyphenate="true" fo:hyphenation-remain-char-count="2" fo:hyphenation-push-char-count="2"/>
    </style:style>
    <style:style style:name="P86" style:family="paragraph" style:parent-style-name="Heading_20_2">
      <style:text-properties officeooo:rsid="003aea18"/>
    </style:style>
    <style:style style:name="T1" style:family="text">
      <style:text-properties fo:background-color="#ffff00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0d88" style:font-weight-asian="normal" style:font-weight-complex="normal"/>
    </style:style>
    <style:style style:name="T4" style:family="text">
      <style:text-properties fo:font-weight="normal" officeooo:rsid="001402b2" style:font-weight-asian="normal" style:font-weight-complex="normal"/>
    </style:style>
    <style:style style:name="T5" style:family="text">
      <style:text-properties fo:font-weight="normal" officeooo:rsid="001a7a54" style:font-weight-asian="normal" style:font-weight-complex="normal"/>
    </style:style>
    <style:style style:name="T6" style:family="text">
      <style:text-properties fo:font-weight="normal" officeooo:rsid="002260ca" style:font-weight-asian="normal" style:font-weight-complex="normal"/>
    </style:style>
    <style:style style:name="T7" style:family="text">
      <style:text-properties fo:font-weight="normal" officeooo:rsid="00226b57" style:font-weight-asian="normal" style:font-weight-complex="normal"/>
    </style:style>
    <style:style style:name="T8" style:family="text">
      <style:text-properties fo:font-weight="normal" officeooo:rsid="001f5c4c" style:font-weight-asian="normal" style:font-weight-complex="normal"/>
    </style:style>
    <style:style style:name="T9" style:family="text">
      <style:text-properties fo:font-weight="normal" officeooo:rsid="00382565" style:font-weight-asian="normal" style:font-weight-complex="normal"/>
    </style:style>
    <style:style style:name="T10" style:family="text">
      <style:text-properties fo:font-weight="normal" officeooo:rsid="003bbe9f" style:font-weight-asian="normal" style:font-weight-complex="normal"/>
    </style:style>
    <style:style style:name="T11" style:family="text">
      <style:text-properties fo:font-weight="normal" officeooo:rsid="003d11ec" style:font-weight-asian="normal" style:font-weight-complex="normal"/>
    </style:style>
    <style:style style:name="T12" style:family="text">
      <style:text-properties fo:font-weight="normal" officeooo:rsid="0025986a" style:font-weight-asian="normal" style:font-weight-complex="normal"/>
    </style:style>
    <style:style style:name="T13" style:family="text">
      <style:text-properties fo:font-weight="normal" officeooo:rsid="0024aa92" style:font-weight-asian="normal" style:font-weight-complex="normal"/>
    </style:style>
    <style:style style:name="T14" style:family="text">
      <style:text-properties fo:font-weight="normal" officeooo:rsid="004583ee" style:font-weight-asian="normal" style:font-weight-complex="normal"/>
    </style:style>
    <style:style style:name="T15" style:family="text">
      <style:text-properties fo:font-weight="normal" officeooo:rsid="0020beb5" style:font-weight-asian="normal" style:font-weight-complex="normal"/>
    </style:style>
    <style:style style:name="T16" style:family="text">
      <style:text-properties fo:font-weight="normal" officeooo:rsid="00489864" style:font-weight-asian="normal" style:font-weight-complex="normal"/>
    </style:style>
    <style:style style:name="T17" style:family="text">
      <style:text-properties fo:font-weight="normal" officeooo:rsid="004903ef" style:font-weight-asian="normal" style:font-weight-complex="normal"/>
    </style:style>
    <style:style style:name="T18" style:family="text">
      <style:text-properties fo:font-weight="normal" officeooo:rsid="004a575d" style:font-weight-asian="normal" style:font-weight-complex="normal"/>
    </style:style>
    <style:style style:name="T19" style:family="text">
      <style:text-properties fo:font-weight="normal" officeooo:rsid="004b22b1" style:font-weight-asian="normal" style:font-weight-complex="normal"/>
    </style:style>
    <style:style style:name="T20" style:family="text">
      <style:text-properties fo:font-weight="normal" officeooo:rsid="004b515e" style:font-weight-asian="normal" style:font-weight-complex="normal"/>
    </style:style>
    <style:style style:name="T21" style:family="text">
      <style:text-properties fo:font-weight="normal" officeooo:rsid="004cd717" style:font-weight-asian="normal" style:font-weight-complex="normal"/>
    </style:style>
    <style:style style:name="T22" style:family="text">
      <style:text-properties fo:font-weight="normal" officeooo:rsid="004e39f3" style:font-weight-asian="normal" style:font-weight-complex="normal"/>
    </style:style>
    <style:style style:name="T23" style:family="text">
      <style:text-properties fo:font-weight="normal" officeooo:rsid="00514b78" style:font-weight-asian="normal" style:font-weight-complex="normal"/>
    </style:style>
    <style:style style:name="T24" style:family="text">
      <style:text-properties fo:font-weight="normal" officeooo:rsid="0051b59d" style:font-weight-asian="normal" style:font-weight-complex="normal"/>
    </style:style>
    <style:style style:name="T25" style:family="text">
      <style:text-properties fo:font-weight="normal" officeooo:rsid="003bbe9f" fo:background-color="#ffff00" loext:char-shading-value="0" style:font-weight-asian="normal" style:font-weight-complex="normal"/>
    </style:style>
    <style:style style:name="T26" style:family="text">
      <style:text-properties fo:font-weight="normal" officeooo:rsid="004583ee" fo:background-color="#ffff00" loext:char-shading-value="0" style:font-weight-asian="normal" style:font-weight-complex="normal"/>
    </style:style>
    <style:style style:name="T27" style:family="text">
      <style:text-properties fo:font-weight="normal" officeooo:rsid="004e39f3" fo:background-color="#ffff00" loext:char-shading-value="0" style:font-weight-asian="normal" style:font-weight-complex="normal"/>
    </style:style>
    <style:style style:name="T28" style:family="text">
      <style:text-properties officeooo:rsid="00190d88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a7a54" style:font-weight-asian="bold" style:font-weight-complex="bold"/>
    </style:style>
    <style:style style:name="T31" style:family="text">
      <style:text-properties fo:font-weight="bold" officeooo:rsid="001c0427" style:font-weight-asian="bold" style:font-weight-complex="bold"/>
    </style:style>
    <style:style style:name="T32" style:family="text">
      <style:text-properties fo:font-weight="bold" officeooo:rsid="002260ca" style:font-weight-asian="bold" style:font-weight-complex="bold"/>
    </style:style>
    <style:style style:name="T33" style:family="text">
      <style:text-properties fo:font-weight="bold" officeooo:rsid="0025f14d" style:font-weight-asian="bold" style:font-weight-complex="bold"/>
    </style:style>
    <style:style style:name="T34" style:family="text">
      <style:text-properties fo:font-weight="bold" officeooo:rsid="00271d2d" style:font-weight-asian="bold" style:font-weight-complex="bold"/>
    </style:style>
    <style:style style:name="T35" style:family="text">
      <style:text-properties fo:font-weight="bold" officeooo:rsid="003aad85" style:font-weight-asian="bold" style:font-weight-complex="bold"/>
    </style:style>
    <style:style style:name="T36" style:family="text">
      <style:text-properties fo:font-weight="bold" officeooo:rsid="003d11ec" style:font-weight-asian="bold" style:font-weight-complex="bold"/>
    </style:style>
    <style:style style:name="T37" style:family="text">
      <style:text-properties fo:font-weight="bold" officeooo:rsid="004903ef" style:font-weight-asian="bold" style:font-weight-complex="bold"/>
    </style:style>
    <style:style style:name="T38" style:family="text">
      <style:text-properties fo:font-weight="bold" officeooo:rsid="00514b78" style:font-weight-asian="bold" style:font-weight-complex="bold"/>
    </style:style>
    <style:style style:name="T39" style:family="text">
      <style:text-properties officeooo:rsid="001b6288"/>
    </style:style>
    <style:style style:name="T40" style:family="text">
      <style:text-properties officeooo:rsid="001c0427"/>
    </style:style>
    <style:style style:name="T41" style:family="text">
      <style:text-properties officeooo:rsid="001de515"/>
    </style:style>
    <style:style style:name="T42" style:family="text">
      <style:text-properties officeooo:rsid="001f5c4c"/>
    </style:style>
    <style:style style:name="T43" style:family="text">
      <style:text-properties officeooo:rsid="0020beb5"/>
    </style:style>
    <style:style style:name="T44" style:family="text">
      <style:text-properties officeooo:rsid="002260ca"/>
    </style:style>
    <style:style style:name="T45" style:family="text">
      <style:text-properties officeooo:rsid="00226b57"/>
    </style:style>
    <style:style style:name="T46" style:family="text">
      <style:text-properties officeooo:rsid="0022c6ec"/>
    </style:style>
    <style:style style:name="T47" style:family="text">
      <style:text-properties officeooo:rsid="0024aa92"/>
    </style:style>
    <style:style style:name="T48" style:family="text">
      <style:text-properties officeooo:rsid="0025986a"/>
    </style:style>
    <style:style style:name="T49" style:family="text">
      <style:text-properties officeooo:rsid="0025f14d"/>
    </style:style>
    <style:style style:name="T50" style:family="text">
      <style:text-properties officeooo:rsid="00271d2d"/>
    </style:style>
    <style:style style:name="T51" style:family="text">
      <style:text-properties officeooo:rsid="002ed502"/>
    </style:style>
    <style:style style:name="T52" style:family="text">
      <style:text-properties style:text-underline-style="solid" style:text-underline-width="auto" style:text-underline-color="font-color" fo:font-weight="bold" officeooo:rsid="0039399b" style:font-weight-asian="bold" style:font-weight-complex="bold"/>
    </style:style>
    <style:style style:name="T53" style:family="text">
      <style:text-properties officeooo:rsid="002f16a6"/>
    </style:style>
    <style:style style:name="T54" style:family="text">
      <style:text-properties officeooo:rsid="0033bf82"/>
    </style:style>
    <style:style style:name="T55" style:family="text">
      <style:text-properties officeooo:rsid="0035a85d"/>
    </style:style>
    <style:style style:name="T56" style:family="text">
      <style:text-properties officeooo:rsid="00366eb8"/>
    </style:style>
    <style:style style:name="T57" style:family="text">
      <style:text-properties officeooo:rsid="00369f39"/>
    </style:style>
    <style:style style:name="T58" style:family="text">
      <style:text-properties style:text-underline-style="none"/>
    </style:style>
    <style:style style:name="T59" style:family="text">
      <style:text-properties officeooo:rsid="0039399b"/>
    </style:style>
    <style:style style:name="T60" style:family="text">
      <style:text-properties officeooo:rsid="003aad85"/>
    </style:style>
    <style:style style:name="T61" style:family="text">
      <style:text-properties officeooo:rsid="003aea18"/>
    </style:style>
    <style:style style:name="T62" style:family="text">
      <style:text-properties officeooo:rsid="003bbe9f"/>
    </style:style>
    <style:style style:name="T63" style:family="text">
      <style:text-properties officeooo:rsid="003f0754"/>
    </style:style>
    <style:style style:name="T64" style:family="text">
      <style:text-properties officeooo:rsid="003f5080"/>
    </style:style>
    <style:style style:name="T65" style:family="text">
      <style:text-properties officeooo:rsid="0042685e"/>
    </style:style>
    <style:style style:name="T66" style:family="text">
      <style:text-properties officeooo:rsid="00444d1e"/>
    </style:style>
    <style:style style:name="T67" style:family="text">
      <style:text-properties officeooo:rsid="00489864"/>
    </style:style>
    <style:style style:name="T68" style:family="text">
      <style:text-properties officeooo:rsid="004903ef"/>
    </style:style>
    <style:style style:name="T69" style:family="text">
      <style:text-properties officeooo:rsid="004a575d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officeooo:rsid="004a575d" style:font-style-asian="italic" style:font-style-complex="italic"/>
    </style:style>
    <style:style style:name="T72" style:family="text">
      <style:text-properties officeooo:rsid="004b22b1"/>
    </style:style>
    <style:style style:name="T73" style:family="text">
      <style:text-properties officeooo:rsid="004c6e76"/>
    </style:style>
    <style:style style:name="T74" style:family="text">
      <style:text-properties officeooo:rsid="004cd717"/>
    </style:style>
    <style:style style:name="T75" style:family="text">
      <style:text-properties officeooo:rsid="005033ea"/>
    </style:style>
    <style:style style:name="T76" style:family="text">
      <style:text-properties officeooo:rsid="00514b78"/>
    </style:style>
    <style:style style:name="fr1" style:family="graphic" style:parent-style-name="OLE">
      <style:graphic-properties style:run-through="foreground" style:wrap="none" style:vertical-pos="from-top" style:vertical-rel="paragraph" style:horizontal-pos="left" style:horizontal-rel="paragraph" loext:rel-width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fo:background-color="#ffffff" style:background-transparency="100%" draw:fill="solid" draw:fill-color="#ffffff" draw:opacity="0%" loext:rel-width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5" table:style-name="Tabulka5">
        <table:table-column table:style-name="Tabulka5.A"/>
        <table:table-column table:style-name="Tabulka5.B"/>
        <table:table-row>
          <table:table-cell table:style-name="Tabulka5.A1" office:value-type="string">
            <text:p text:style-name="P2">Česká pirátská strana<text:line-break/>Krajské sdružení Praha</text:p>
          </table:table-cell>
          <table:table-cell table:style-name="Tabulka5.A1" office:value-type="string">
            <text:p text:style-name="P3">sp. zn. KS Pha <text:span text:style-name="T1">____</text:span>/201<text:span text:style-name="T46">6</text:span><text:line-break/><text:span text:style-name="T43">PKS Pha </text:span><text:span text:style-name="T1">____</text:span>/201<text:span text:style-name="T46">6</text:span></text:p>
          </table:table-cell>
        </table:table-row>
      </table:table>
      <text:p text:style-name="P46">Výběr krajského manažera</text:p>
      <text:p text:style-name="P27"><text:span text:style-name="T58">Projektový záměr, </text:span><text:span text:style-name="T58"><text:date style:data-style-name="N36" text:date-value="2016-01-06T00:39:09.851801781" text:fixed="true">06.01.2016</text:date></text:span></text:p>
      <text:p text:style-name="P8"/>
      <text:p text:style-name="P38">Předsednictvo krajského sdružení navrhuje <text:span text:style-name="T15">krajskému </text:span><text:span text:style-name="T12">fóru</text:span><text:span text:style-name="T15"> Pirátů v Praze </text:span><text:span text:style-name="T2">provést výběrové řízení na krajského manažera a podepsat s ním smlouvu. Krajský manažer bude mít na starosti administrativu sdružení, případně může být jeho úvazek rozšířen v případě potřeby strany. </text:span><text:span text:style-name="T20">Roční náklady činí 48 tis. Kč při předpokládaném rozsahu 10 hodin týdně.</text:span></text:p>
      <text:p text:style-name="P65"/>
      <text:p text:style-name="P54"><text:span text:style-name="T29">Zpracova</text:span><text:span text:style-name="T33">tel: </text:span></text:p>
      <text:p text:style-name="P54"><text:span text:style-name="T23">Jakub Michálek</text:span><text:span text:style-name="T2">, </text:span>zastupitel Pirátů v Zastupitelstvu hl. m. Prahy</text:p>
      <text:p text:style-name="P52"/>
      <text:p text:style-name="P54"><text:span text:style-name="T34">Předkladatel </text:span><text:span text:style-name="T38">a kontrolor</text:span>: </text:p>
      <text:p text:style-name="P54"><text:span text:style-name="T2">Ondřej Profant,</text:span><text:span text:style-name="T29"> </text:span>předseda krajského sdružení Pirátů</text:p>
      <text:p text:style-name="P54"/>
      <text:p text:style-name="P56"><text:span text:style-name="T49">Zpracovatel </text:span>odpovídá za potřebnost <text:span text:style-name="T42">projektu</text:span>, <text:span text:style-name="T42">dostatečnou </text:span>přípravu, <text:span text:style-name="T42">uskutečnitelnost a </text:span>věcnou správnost <text:span text:style-name="T42">návrhu a shrnutí. Kontrolor </text:span>odpovídá za oprávněnost navrženého cíle a postupu. <text:span text:style-name="T50">Předkladatel </text:span>odpovídá za kontrolu věcné správnosti a úplnosti a rozpočtových prostředků.</text:p>
      <text:p text:style-name="P56"/>
      <text:p text:style-name="P51"/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67">Obsah</text:p>
          </text:index-title>
          <text:p text:style-name="P58"><text:a xlink:type="simple" xlink:href="#__RefHeading__676_394352142" text:style-name="Index_20_Link" text:visited-style-name="Index_20_Link">Základní popis<text:tab/>3</text:a></text:p>
          <text:p text:style-name="P57"><text:a xlink:type="simple" xlink:href="#__RefHeading__577_1364704480" text:style-name="Index_20_Link" text:visited-style-name="Index_20_Link">Rozpočet projektu<text:tab/>3</text:a></text:p>
          <text:p text:style-name="P58"><text:a xlink:type="simple" xlink:href="#__RefHeading__708_394352142" text:style-name="Index_20_Link" text:visited-style-name="Index_20_Link">Harmonogram termínů<text:tab/>4</text:a></text:p>
          <text:p text:style-name="P58"><text:a xlink:type="simple" xlink:href="#__RefHeading__712_394352142" text:style-name="Index_20_Link" text:visited-style-name="Index_20_Link">Oznámení výběrového řízení<text:tab/>5</text:a></text:p>
          <text:p text:style-name="P58"><text:a xlink:type="simple" xlink:href="#__RefHeading__714_394352142" text:style-name="Index_20_Link" text:visited-style-name="Index_20_Link">Průběh výběrového řízení<text:tab/>6</text:a></text:p>
          <text:p text:style-name="P58"><text:a xlink:type="simple" xlink:href="#__RefHeading__579_1364704480" text:style-name="Index_20_Link" text:visited-style-name="Index_20_Link">Závěrečná zpráva o projektu<text:tab/>7</text:a></text:p>
          <text:p text:style-name="P57"><text:a xlink:type="simple" xlink:href="#__RefHeading__581_1364704480" text:style-name="Index_20_Link" text:visited-style-name="Index_20_Link">Stručné shrnutí<text:tab/>7</text:a></text:p>
          <text:p text:style-name="P58"><text:a xlink:type="simple" xlink:href="#__RefHeading__720_394352142" text:style-name="Index_20_Link" text:visited-style-name="Index_20_Link">Návrhy usnesení<text:tab/>8</text:a></text:p>
          <text:p text:style-name="P57"><text:a xlink:type="simple" xlink:href="#__RefHeading__680_394352142" text:style-name="Index_20_Link" text:visited-style-name="Index_20_Link">Návrh usnesení krajského předsednictva<text:tab/>8</text:a></text:p>
          <text:p text:style-name="P57"><text:a xlink:type="simple" xlink:href="#__RefHeading__682_394352142" text:style-name="Index_20_Link" text:visited-style-name="Index_20_Link">Návrh usnesení krajského fóra<text:tab/>8</text:a></text:p>
        </text:index-body>
      </text:table-of-content>
      <text:h text:style-name="P82" text:outline-level="1"/>
      <text:h text:style-name="P48" text:outline-level="1"><text:bookmark-start text:name="__RefHeading__676_394352142"/><text:span text:style-name="T61">Základní p</text:span>opis<text:bookmark-end text:name="__RefHeading__676_394352142"/></text:h>
      <text:p text:style-name="P38">Tobias Esner spravoval Pirátské centrum a měl na starosti administrativu krajského sdružení jako tajemník předsednictva na základě <text:a xlink:type="simple" xlink:href="https://smlouvy.pirati.cz/smlouvy/2015/02/12/PICE-spravce/index.html" text:style-name="Internet_20_link" text:visited-style-name="Visited_20_Internet_20_Link">smlouvy ze dne 12. 2. 2015</text:a>. <text:span text:style-name="T76">Návrh strategického plánu počítá s následujícím:</text:span></text:p>
      <text:p text:style-name="P68">Krajské sdružení Praha chce jen takovou byrokracii, která je potřebná k naší otevřenosti. Taková byrokracie musí být dobře zdokumentovaná, rychlá, profesionální a vstřícná. Proto za ni zodpovídá krajský manažer, jehož úkolem je, aby ji ostatní pocítili co nejméně.</text:p>
      <text:p text:style-name="P44">Protože administrativa nikoho nebaví a nechceme, aby bránila zapojení nových členů a rozvoji sdružení, potřebujeme vyhlásit nové výběrové řízení a podepsat novou smlouvu. </text:p>
      <text:p text:style-name="P44">Krajský manažer bude nově placen částečně i ze členských příspěvků, tj. členové mají plné právo vyžadovat od něho pomoc a korektní a vstřícný přístup.</text:p>
      <text:h text:style-name="Heading_20_2" text:outline-level="2"><text:bookmark-start text:name="__RefHeading__577_1364704480"/>Rozpočet projektu<text:bookmark-end text:name="__RefHeading__577_1364704480"/></text:h>
      <text:p text:style-name="P25"><draw:frame draw:style-name="fr1" draw:name="Objekt2" text:anchor-type="paragraph" svg:y="0.011cm" svg:width="16.18cm" style:rel-width="100%" svg:height="6.599cm" style:rel-height="scale" draw:z-index="1"><draw:object xlink:href="./Object 1" xlink:type="simple" xlink:show="embed" xlink:actuate="onLoad"/><draw:image xlink:href="./ObjectReplacements/Object 1" xlink:type="simple" xlink:show="embed" xlink:actuate="onLoad"/></draw:frame><text:span text:style-name="T62">rozpočet je orientační, </text:span>částky v tis. Kč</text:p>
      <text:h text:style-name="P62" text:outline-level="2"/>
      <text:h text:style-name="P48" text:outline-level="1"><text:bookmark-start text:name="__RefHeading__708_394352142"/>Harmonogram <text:span text:style-name="T51">termínů</text:span><text:bookmark-end text:name="__RefHeading__708_394352142"/></text:h>
      <text:p text:style-name="P24"><draw:frame draw:style-name="fr2" draw:name="Objekt1" text:anchor-type="paragraph" svg:x="0.125cm" svg:y="0.109cm" svg:width="17cm" style:rel-width="100%" svg:height="4.207cm" style:rel-height="scale" draw:z-index="0"><draw:object xlink:href="./Object 2" xlink:type="simple" xlink:show="embed" xlink:actuate="onLoad"/><draw:image xlink:href="./ObjectReplacements/Object 2" xlink:type="simple" xlink:show="embed" xlink:actuate="onLoad"/></draw:frame>Termíny jsou úplně nejpozdější doba, kdy se něco musí udělat. <text:span text:style-name="T59">Prosím </text:span><text:span text:style-name="T52">neodkládejte zbytečně věci</text:span><text:span text:style-name="T59">, dělejte je co nejdříve</text:span>, aby se celá příprava <text:span text:style-name="T63">maximálně </text:span>urychlila.</text:p>
      <text:p text:style-name="P23">Upravitelné termíny jsou zvýrazněny <text:span text:style-name="T1">žlutě</text:span>.</text:p>
      <text:p text:style-name="Text_20_body"/>
      <text:h text:style-name="P49" text:outline-level="1"><text:bookmark-start text:name="__RefHeading__712_394352142"/><text:span text:style-name="T62">Oznámení v</text:span>ýběrového řízení<text:bookmark-end text:name="__RefHeading__712_394352142"/></text:h>
      <text:p text:style-name="P15"/>
      <text:p text:style-name="P15">Dobrý den, </text:p>
      <text:p text:style-name="P16">Česká pirátská strana <text:span text:style-name="Strong_20_Emphasis"><text:span text:style-name="T17">hledá </text:span></text:span><text:span text:style-name="Strong_20_Emphasis"><text:span text:style-name="T68">krajského manažera</text:span></text:span><text:span text:style-name="Strong_20_Emphasis"><text:span text:style-name="T17">, který bude mít na starosti administrativu krajského sdružení Pirátů Praha a správu Pirátského centra, </text:span></text:span><text:span text:style-name="Strong_20_Emphasis"><text:span text:style-name="T19">Řehořova 19, Praha 3</text:span></text:span><text:span text:style-name="Strong_20_Emphasis"><text:span text:style-name="T17">. Půjde o činnost </text:span></text:span><text:span text:style-name="Strong_20_Emphasis"><text:span text:style-name="T22">na dobu neurčitou</text:span></text:span><text:span text:style-name="Strong_20_Emphasis"><text:span text:style-name="T17">, která zabere cca 10 hodin týdně, přičemž celková částka, kterou má krajské sdružení na toto výběrové řízení vyhrazenou nepřesáhne 4 tis. Kč měsíčně. </text:span></text:span></text:p>
      <text:p text:style-name="P16"><text:span text:style-name="Strong_20_Emphasis"><text:span text:style-name="T19">Poptávanou činnost l</text:span></text:span><text:span text:style-name="Strong_20_Emphasis"><text:span text:style-name="T17">ze ji vykonávat jako službu </text:span></text:span><text:span text:style-name="Strong_20_Emphasis"><text:span text:style-name="T24">(na IČO)</text:span></text:span><text:span text:style-name="Strong_20_Emphasis"><text:span text:style-name="T18"> </text:span></text:span><text:span text:style-name="Strong_20_Emphasis"><text:span text:style-name="T17">či můžeme na tuto činnost přijmout zaměstnance </text:span></text:span><text:span text:style-name="Strong_20_Emphasis"><text:span text:style-name="T18">(DPP, DPČ) – </text:span></text:span><text:span text:style-name="Strong_20_Emphasis"><text:span text:style-name="T19">v takovém případě zahrnuje výše avizovaná částka i všechny odvody na straně zadavatele, skutečná částka vyplacená zaměstnanci tedy bude nižší.</text:span></text:span><text:span text:style-name="Strong_20_Emphasis"><text:span text:style-name="T17"> </text:span></text:span><text:span text:style-name="Strong_20_Emphasis"><text:span text:style-name="T18">Na zadání bude sepsán standardní zadávací list podle </text:span></text:span><text:a xlink:type="simple" xlink:href="https://www.pirati.cz/regiony/praha/podminky" text:style-name="Internet_20_link" text:visited-style-name="Visited_20_Internet_20_Link"><text:span text:style-name="Strong_20_Emphasis"><text:span text:style-name="T19">zadávacích podmínek</text:span></text:span></text:a><text:span text:style-name="Strong_20_Emphasis"><text:span text:style-name="T19"> </text:span></text:span><text:span text:style-name="Strong_20_Emphasis"><text:span text:style-name="T21">krajského sdružení </text:span></text:span><text:span text:style-name="Strong_20_Emphasis"><text:span text:style-name="T19">s vykazováním v systémů redmine.</text:span></text:span><text:span text:style-name="Strong_20_Emphasis"><text:span text:style-name="T17"> </text:span></text:span></text:p>
      <text:p text:style-name="P39"><text:span text:style-name="T37">N</text:span><text:span text:style-name="T29">áplň </text:span><text:span text:style-name="T37">funkce krajského manažera:</text:span></text:p>
      <text:list xml:id="list1857861928710981098" text:style-name="L1">
        <text:list-item>
          <text:p text:style-name="P69">správa členských přihlášek, správa žádostí o proplacení, procesování pošty, pomoc s vedením jednání a zápisy, aktualizace webu</text:p>
        </text:list-item>
      </text:list>
      <text:p text:style-name="P39"><text:span text:style-name="T37">N</text:span><text:span text:style-name="T29">áplň práce správce </text:span><text:span text:style-name="T37">Pirátského centra</text:span><text:span text:style-name="T29">:</text:span> </text:p>
      <text:list xml:id="list7539841895925021596" text:style-name="L2">
        <text:list-item>
          <text:p text:style-name="P70">údržba centra v reprezentativním stavu - úklid - zametání/vytírání podlahy - alespoň 2x měsíčně, omývání sdílených prostor (wc, kuchyň - 1x týdně či dle potřeby), umývání nádobí (po každé akci), výměna spotřebního materiálu tamtéž </text:p>
        </text:list-item>
        <text:list-item>
          <text:p text:style-name="P70">správa technického vybavení (židle, stoly, základní údržba multimediální) , <text:span text:style-name="T69">prodej triček, knížek a jiných předmětů a vedení skladové evidence, </text:span>komunikace s veřejností s ohledem na organizací akcí a jejich pořádání online i offline </text:p>
        </text:list-item>
        <text:list-item>
          <text:p text:style-name="P70">koordinace přístupů do centra s ohledem na časové dispozice jednotlivých členů s klíči (kdo kdy jak může otevřít a zavřít centrum) , <text:span text:style-name="T68">správa kalendáře Pirátského centra</text:span></text:p>
        </text:list-item>
        <text:list-item>
          <text:p text:style-name="P70">aktivní vyhledávání a organizace/promoting akcí pro veřejnost v centru skrze stranické mediální kanály , <text:span text:style-name="T72">dokumentace postupů</text:span></text:p>
        </text:list-item>
      </text:list>
      <text:p text:style-name="P60"><text:span text:style-name="Strong_20_Emphasis"><text:span text:style-name="T46">Požadujeme: </text:span></text:span>Filosofické ztotožnění se s Pirátským programem, <text:span text:style-name="T75">s</text:span>chopnost naučit se používat Pirátský redmine a Pirátské fórum <text:span text:style-name="T75">a další technické systémy, d</text:span>obrý písemný projev, <text:span text:style-name="T75">k</text:span>omunikační dovednosti, <text:span text:style-name="T75">svědomitost a slušnost.</text:span></text:p>
      <text:p text:style-name="P60"/>
      <text:p text:style-name="P17">Pokud máte zájem o upřesnění informací, neváhejte se na mne obrátit emailem, či telefonicky. Nabídk<text:span text:style-name="T54">u nám</text:span> prosím <text:span text:style-name="T54">zašlete</text:span> do <text:span text:style-name="Strong_20_Emphasis"><text:span text:style-name="T1">...........................</text:span></text:span>, <text:span text:style-name="T54">následující den do 12:00</text:span> se vám ozvu ohledně výsledku výběrového řízení. Nabídk<text:span text:style-name="T54">u</text:span> po<text:span text:style-name="T54">šlete</text:span> na <text:span text:style-name="Strong_20_Emphasis">adresu </text:span><text:a xlink:type="simple" xlink:href="mailto:jan.louzek@pirati.cz" text:style-name="Internet_20_link" text:visited-style-name="Visited_20_Internet_20_Link"><text:span text:style-name="Strong_20_Emphasis"><text:span text:style-name="T69">jan.louzek@pirati.cz</text:span></text:span></text:a><text:span text:style-name="Strong_20_Emphasis">, kopii potom na </text:span><text:a xlink:type="simple" xlink:href="mailto:info@pirati.cz" text:style-name="Internet_20_link" text:visited-style-name="Visited_20_Internet_20_Link"><text:span text:style-name="Strong_20_Emphasis">info@pirati.cz</text:span></text:a><text:span text:style-name="Strong_20_Emphasis">.</text:span><text:line-break/></text:p>
      <text:p text:style-name="P17"><text:span text:style-name="T55">S </text:span>pozdravem <text:span text:style-name="T69">Jan Loužek</text:span>, <text:span text:style-name="T69">zveřejňovač</text:span> Pirátů v Praze, <text:a xlink:type="simple" xlink:href="mailto:jan.louzek@pirati.cz" text:style-name="Internet_20_link" text:visited-style-name="Visited_20_Internet_20_Link"><text:span text:style-name="T69">jan.louzek@pirati.cz</text:span></text:a></text:p>
      <text:h text:style-name="P48" text:outline-level="1"><text:bookmark-start text:name="__RefHeading__714_394352142"/>Průběh výběrového řízení<text:bookmark-end text:name="__RefHeading__714_394352142"/></text:h>
      <text:p text:style-name="P18"/>
      <text:list xml:id="list7038552407939416557" text:style-name="L3">
        <text:list-item>
          <text:p text:style-name="P73">Výběrové řízení začne veřejným oznámením výběrového řízení na internetovém fóru <text:a xlink:type="simple" xlink:href="https://forum.pirati.cz/verejna-vyberova-rizeni-f572/" text:style-name="Internet_20_link" text:visited-style-name="Visited_20_Internet_20_Link"><text:span text:style-name="T57">https://forum.pirati.cz/verejna-vyberova-rizeni-f572/</text:span></text:a><text:span text:style-name="T57"> </text:span>a <text:span text:style-name="T57">zasláno e-mailem </text:span>vytipovaným <text:span text:style-name="T69">uchazečům</text:span>, o kterých víme, že <text:span text:style-name="T69">mají o funkci zájem (např. dosavadní pracovník)</text:span>. <text:span text:style-name="T69">Můžeme je kontaktovat i telefonicky.</text:span></text:p>
        </text:list-item>
        <text:list-item>
          <text:p text:style-name="P71"><text:span text:style-name="T56">Zadavatelem je Česká pirátská strana – krajské sdružení Praha. Ve výběrovém řízení ho zastupuje </text:span>člen pověřený předsednictvem krajského sdružení Praha. </text:p>
        </text:list-item>
        <text:list-item>
          <text:p text:style-name="P71">Od okamžiku zveřejnění až do vyhlášení výběrového řízení nám může kdokoliv zaslat své připomínky, pokud má za to, že podmínky výběrového řízení jsou nastaveny diskriminačně nebo v rozporu s vnitřními předpisy. Zadavatel si vyhrazuje provést nápravu takových ustanovení podle svého uvážení. V případě, že jim nevyhoví, rozhodne o nich vedoucí celostranického <text:span text:style-name="T69">administrativního</text:span> odboru.</text:p>
        </text:list-item>
        <text:list-item>
          <text:p text:style-name="P71">Nabídky v rozporu s těmito pravidly nebo zadáním budou vyřazeny.</text:p>
        </text:list-item>
        <text:list-item>
          <text:p text:style-name="P72"><text:span text:style-name="T72">R</text:span>ozhodujícím hodnotícím kritériem <text:span text:style-name="T69">bude spolehlivost a zkušenosti s obdobným typem práce</text:span>. <text:span text:style-name="T73">Pokud bude více vyhovujících kandidátů vyhovujících v těchto dvou kritériích, bude uspořádáno další kolo výběrového řízení s ústním pohovorem. Zde budou hodnocena následující kritéria s následujícími váhami: 10 znalost programu, 30 zkušenosti s údržbou cizího objektu (reference), 20 osobní dojem, 20 zkušenosti s administrativou, 20 práce s technickými systémy. </text:span></text:p>
        </text:list-item>
        <text:list-item>
          <text:p text:style-name="P72">Nabídky sbírá, vyhodnocuje a výsledek výběrového řízení vyhlašuje zástupce zadavatele. Výsledkem výběrového řízení je seřazený seznam nabídek s uvedením, kdo je vítěz a čí nabídka je vyřazena. Odpadne-li vítěz, může zadavatel zadat zakázku následujícímu v pořadí dle výsledků. </text:p>
        </text:list-item>
        <text:list-item>
          <text:p text:style-name="P74">Rozsah práce může být po uzavření smlouvy se souhlasem vybraného kandidáta dodatečně rozšířen až na dobu 40 hodin týdně, <text:span text:style-name="T75">při odpovídajícím zvýšení odměny, </text:span>pokud bude mít zadavatel takovou potřebu (např. dodatečná objednávka jiného orgánu, rozšíření rozsahu práce).</text:p>
        </text:list-item>
        <text:list-item>
          <text:p text:style-name="P75">Výsledek výběrového řízení bude použitelný i pro další srovnatelné pozice.</text:p>
        </text:list-item>
        <text:list-item>
          <text:p text:style-name="P71">Výsledek výběrového řízení bude vyhlášen na internetovém fóru v tématu, kde bylo výběrové řízení oznámeno a dále všem nabízejícím e-mailem sdělíme výsledek. Proti vyhlášení výsledku výběrového řízení lze podat stížnost rozhodčí komisi strany. </text:p>
        </text:list-item>
      </text:list>
      <text:p text:style-name="P20"/>
      <text:h text:style-name="P85" text:outline-level="1"><text:bookmark-start text:name="__RefHeading__579_1364704480"/>Závěrečná zpráva o projektu<text:bookmark-end text:name="__RefHeading__579_1364704480"/></text:h>
      <text:h text:style-name="Heading_20_2" text:outline-level="2"><text:bookmark-start text:name="__RefHeading__581_1364704480"/>Stručné shrnutí<text:bookmark-end text:name="__RefHeading__581_1364704480"/></text:h>
      <text:p text:style-name="P42"><text:span text:style-name="T70">Jak se projekt povedl, co je potřeba příště zlepšit, jaké byly ohlasy, užitečné postřehy a nápady apod. pro další </text:span><text:span text:style-name="T71">výběrové řízení</text:span><text:span text:style-name="T70">. </text:span></text:p>
      <text:h text:style-name="P48" text:outline-level="1"><text:bookmark-start text:name="__RefHeading__720_394352142"/><text:span text:style-name="T44">Návrhy</text:span> <text:span text:style-name="T44">usnesení</text:span><text:bookmark-end text:name="__RefHeading__720_394352142"/></text:h>
      <text:p text:style-name="P4"><text:span text:style-name="T44">PKS Pha </text:span><text:span text:style-name="T1">____</text:span>/2015</text:p>
      <text:h text:style-name="Heading_20_2" text:outline-level="2"><text:bookmark-start text:name="__RefHeading__680_394352142"/><text:span text:style-name="T44">Návrh usnesení </text:span>krajského předsednictva<text:bookmark-end text:name="__RefHeading__680_394352142"/></text:h>
      <text:p text:style-name="P13">Předsednictvo krajského sdružení Praha</text:p>
      <text:list xml:id="list8332820472890086906" text:style-name="L4">
        <text:list-item>
          <text:p text:style-name="P76"><text:span text:style-name="T31">souhlasí</text:span><text:span text:style-name="T40"> se záměrem </text:span><text:span text:style-name="T21">krajského manažera</text:span><text:span text:style-name="T4"> </text:span><text:span text:style-name="T10">a </text:span><text:span text:style-name="T32">ukládá</text:span><text:span text:style-name="T6"> </text:span><text:span text:style-name="T10">ho </text:span><text:span text:style-name="T6">předsedovi krajského sdružení předložit krajskému fór</text:span><text:span text:style-name="T7">u k projednání</text:span><text:span text:style-name="T6"> </text:span><text:span text:style-name="T7">(termín: bezodkladně po schválení tohoto usnesení),</text:span></text:p>
        </text:list-item>
      </text:list>
      <text:p text:style-name="P26"><text:span text:style-name="T7">P</text:span><text:span text:style-name="T2">ředsednictvo krajského sdružení Praha pro případ schválení záměru podle bodu 1. krajským fórem</text:span></text:p>
      <text:list xml:id="list161029545254325" text:continue-numbering="true" text:style-name="L4">
        <text:list-item>
          <text:p text:style-name="P78"><text:span text:style-name="T36">souhlasí </text:span><text:span text:style-name="T11">s jednotlivými výdaji tak, jak jsou uvedeny v rozpočtu projektu</text:span><text:span text:style-name="T2">,</text:span></text:p>
        </text:list-item>
        <text:list-item>
          <text:p text:style-name="P78"><text:span text:style-name="T29">schvaluje</text:span> podstatné náležitosti oznámení výběrového řízení,</text:p>
        </text:list-item>
        <text:list-item>
          <text:p text:style-name="P77"><text:span text:style-name="T29">ukládá</text:span> <text:span text:style-name="T74">Janu Loužkovi, zveřejňovači klubu Pirátů z ZHMP,</text:span> zajistit provedení výběrového řízení (<text:span text:style-name="T45">termín</text:span>: do 14 dní od schválení usnesení <text:span text:style-name="T45">krajského fóra</text:span>); <text:span text:style-name="T75">působnost hodnotící komise vykonává krajské předsednictvo,</text:span></text:p>
        </text:list-item>
        <text:list-item>
          <text:p text:style-name="P79"><text:span text:style-name="T29">ukládá</text:span> předsedovi krajského sdružení podepsat potřebnou smlouvu a zajistit další realizaci tohoto usnesení podle výsledku výběrového řízení.</text:p>
        </text:list-item>
      </text:list>
      <text:p text:style-name="P5"/>
      <text:p text:style-name="P5"/>
      <text:p text:style-name="P4"><text:span text:style-name="T43">KS Pha </text:span><text:span text:style-name="T1">____</text:span>/2015</text:p>
      <text:h text:style-name="Heading_20_2" text:outline-level="2"><text:bookmark-start text:name="__RefHeading__682_394352142"/><text:span text:style-name="T45">Návrh u</text:span>snesení krajského fóra<text:bookmark-end text:name="__RefHeading__682_394352142"/></text:h>
      <text:p text:style-name="P6">Krajské fórum Praha </text:p>
      <text:list xml:id="list3601366976136908735" text:style-name="L5">
        <text:list-item>
          <text:p text:style-name="P80"><text:span text:style-name="T29">souhlasí</text:span> <text:span text:style-name="T28">se zá</text:span><text:span text:style-name="T3">měrem </text:span><text:span text:style-name="T22">zřídit funkci krajského manažera</text:span><text:span text:style-name="T4"> </text:span><text:span text:style-name="T5">a souhlasí s náklady na tento záměr ve výši </text:span><text:span text:style-name="T27">50</text:span><text:span text:style-name="T25"> tis.</text:span><text:span text:style-name="T5"> Kč </text:span><text:span text:style-name="T22">ročně</text:span><text:span text:style-name="T5">, </text:span></text:p>
        </text:list-item>
        <text:list-item>
          <text:p text:style-name="P81"><text:span text:style-name="T30">ukládá</text:span><text:span text:style-name="T5"> krajskému předsednictvu </text:span><text:span text:style-name="T22">na záměr</text:span><text:span text:style-name="T5"> podle bodu 1. vyhlásit veřejné výběrové řízení (termín: do 1 měsíce od schválení tohoto usnesení).</text:span>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orphans="2" fo:widows="2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fo:hyphenation-ladder-count="no-limit" style:page-number="auto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2T15:56:06.674796057</meta:creation-date>
    <dc:date>2016-01-17T02:22:47.500430781</dc:date>
    <meta:editing-duration>PT3H24S</meta:editing-duration>
    <meta:editing-cycles>8</meta:editing-cycles>
    <meta:generator>LibreOffice/4.4.6.3$Linux_X86_64 LibreOffice_project/40m0$Build-3</meta:generator>
    <meta:document-statistic meta:table-count="1" meta:image-count="0" meta:object-count="2" meta:page-count="8" meta:paragraph-count="74" meta:word-count="1145" meta:character-count="8158" meta:non-whitespace-character-count="708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3mm"/>
    </style:style>
    <style:style style:name="co2" style:family="table-column">
      <style:table-column-properties fo:break-before="auto" style:column-width="91.95mm"/>
    </style:style>
    <style:style style:name="co3" style:family="table-column">
      <style:table-column-properties fo:break-before="auto" style:column-width="29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Liberation Sans1" fo:font-weight="bold" style:font-name-asian="Liberation Sans1" style:font-weight-asian="bold" style:font-name-complex="Liberation Sans1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Liberation Sans1" style:font-name-asian="Liberation Sans1" style:font-name-complex="Liberation Sans1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1" style:font-name-asian="Liberation Sans1" style:font-name-complex="Liberation Sans1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List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row table:style-name="ro1">
          <table:table-cell office:value-type="string" calcext:value-type="string" table:number-columns-spanned="2" table:number-rows-spanned="1">
            <text:p>Celkem výdaje projektu</text:p>
          </table:table-cell>
          <table:covered-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5" office:value-type="string" calcext:value-type="string" table:number-columns-spanned="2" table:number-rows-spanned="1">
            <text:p><text:span text:style-name="T1">Financování</text:span> (výsledný požadavek na rozpočet)</text:p>
          </table:table-cell>
          <table:covered-table-cell/>
          <table:table-cell office:value-type="float" office:value="48" calcext:value-type="float">
            <text:p>4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.00.0000</text:date>, <text:time style:data-style-name="N2" text:time-value="15:49:04.05064736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39mm"/>
    </style:style>
    <style:style style:name="co2" style:family="table-column">
      <style:table-column-properties fo:break-before="auto" style:column-width="90.54mm"/>
    </style:style>
    <style:style style:name="co3" style:family="table-column">
      <style:table-column-properties fo:break-before="auto" style:column-width="29.6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>
      <style:table-cell-properties style:text-align-source="fix" style:repeat-content="false" fo:padding-bottom="0.49mm" fo:padding-left="0.49mm" fo:padding-right="4mm" fo:padding-top="0.49mm" style:vertical-align="top"/>
      <style:paragraph-properties fo:text-align="end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wrap-option="wrap" style:vertical-align="top"/>
      <style:text-properties style:text-position="" fo:font-weight="normal" style:font-weight-asian="normal" style:font-weight-complex="normal"/>
    </style:style>
    <style:style style:name="ce11" style:family="table-cell" style:parent-style-name="Default">
      <style:table-cell-properties fo:wrap-option="wrap" style:vertical-align="top"/>
      <style:text-properties style:text-position=""/>
    </style:style>
    <style:style style:name="ce2" style:family="table-cell" style:parent-style-name="Default" style:data-style-name="N109">
      <style:table-cell-properties style:text-align-source="fix" style:repeat-content="false" fo:padding-bottom="0.49mm" fo:padding-left="0.49mm" fo:padding-right="4mm" fo:padding-top="0.49mm" style:vertical-align="top"/>
      <style:paragraph-properties fo:text-align="end" fo:margin-left="0mm"/>
      <style:text-properties style:text-position="" fo:font-weight="normal" style:font-weight-asian="normal" style:font-weight-complex="normal"/>
    </style:style>
    <style:style style:name="ce3" style:family="table-cell" style:parent-style-name="Default" style:data-style-name="N109">
      <style:table-cell-properties fo:background-color="#ffff00" style:text-align-source="fix" style:repeat-content="false" fo:padding-bottom="0.49mm" fo:padding-left="0.49mm" fo:padding-right="4mm" fo:padding-top="0.49mm" style:vertical-align="top"/>
      <style:paragraph-properties fo:text-align="end" fo:margin-left="0mm"/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109">
      <style:table-cell-properties style:text-align-source="fix" style:repeat-content="false" fo:background-color="transparent" fo:padding-bottom="0.49mm" fo:padding-left="0.49mm" fo:padding-right="4mm" fo:padding-top="0.49mm" style:vertical-align="top"/>
      <style:paragraph-properties fo:text-align="end" fo:margin-left="0mm"/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109">
      <style:table-cell-properties style:text-align-source="fix" style:repeat-content="false" fo:padding-bottom="0.49mm" fo:padding-left="0.49mm" fo:padding-right="4mm" fo:padding-top="0.49mm" style:vertical-align="top"/>
      <style:paragraph-properties fo:text-align="end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style:vertical-align="top"/>
      <style:text-properties style:text-position=""/>
    </style:style>
    <style:style style:name="ce9" style:family="table-cell" style:parent-style-name="Default">
      <style:table-cell-properties fo:wrap-option="wrap" style:vertical-align="top"/>
      <style:text-properties style:text-position="" fo:font-weight="bold" style:font-weight-asian="bold" style:font-weight-complex="bold"/>
    </style:style>
    <style:style style:name="ce14" style:family="table-cell" style:parent-style-name="Default" style:data-style-name="N109">
      <style:table-cell-properties style:text-align-source="fix" style:repeat-content="false" fo:padding-bottom="0.49mm" fo:padding-left="0.49mm" fo:padding-right="4mm" fo:padding-top="0.49mm" style:vertical-align="top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9">
      <style:table-cell-properties style:text-align-source="fix" style:repeat-content="false" fo:padding-bottom="0.49mm" fo:padding-left="0.49mm" fo:padding-right="4mm" fo:padding-top="0.49mm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16" style:family="table-cell" style:parent-style-name="Default" style:data-style-name="N109">
      <style:table-cell-properties fo:background-color="#ffff00" style:text-align-source="fix" style:repeat-content="false" fo:padding-bottom="0.49mm" fo:padding-left="0.49mm" fo:padding-right="4mm" fo:padding-top="0.49mm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109">
      <style:table-cell-properties style:text-align-source="fix" style:repeat-content="false" fo:background-color="transparent" fo:padding-bottom="0.49mm" fo:padding-left="0.49mm" fo:padding-right="4mm" fo:padding-top="0.49mm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109">
      <style:table-cell-properties style:text-align-source="fix" style:repeat-content="false" fo:padding-bottom="0.49mm" fo:padding-left="0.49mm" fo:padding-right="4mm" fo:padding-top="0.49mm" style:vertical-align="top"/>
      <style:paragraph-properties fo:text-align="end" fo:margin-left="0mm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vertical-align="top"/>
    </style:style>
    <style:style style:name="ce22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wrap-option="wrap" style:vertical-align="top"/>
    </style:style>
  </office:automatic-styles>
  <office:body>
    <office:spreadsheet>
      <table:table table:name="List1" table:style-name="ta1">
        <table:table-column table:style-name="co1" table:default-cell-style-name="ce18"/>
        <table:table-column table:style-name="co2" table:default-cell-style-name="ce21"/>
        <table:table-column table:style-name="co3" table:default-cell-style-name="ce24"/>
        <table:table-row table:style-name="ro1">
          <table:table-cell table:style-name="ce14" office:value-type="string" calcext:value-type="string">
            <text:p>Termín</text:p>
          </table:table-cell>
          <table:table-cell table:style-name="ce19" office:value-type="string" calcext:value-type="string">
            <text:p>Úkol</text:p>
          </table:table-cell>
          <table:table-cell table:style-name="ce22" office:value-type="string" calcext:value-type="string">
            <text:p>Přiřazeno</text:p>
          </table:table-cell>
        </table:table-row>
        <table:table-row table:style-name="ro1">
          <table:table-cell table:style-name="ce15" office:value-type="date" office:date-value="2016-01-19" calcext:value-type="date">
            <text:p>út 19. 1.</text:p>
          </table:table-cell>
          <table:table-cell table:style-name="ce20" office:value-type="string" calcext:value-type="string">
            <text:p>Schválení krajským předsednictvem</text:p>
          </table:table-cell>
          <table:table-cell table:style-name="ce23" office:value-type="string" calcext:value-type="string">
            <text:p>krajský předseda</text:p>
          </table:table-cell>
        </table:table-row>
        <table:table-row table:style-name="ro1">
          <table:table-cell table:style-name="ce16" office:value-type="date" office:date-value="2016-01-25" calcext:value-type="date">
            <text:p>po 25. 1.</text:p>
          </table:table-cell>
          <table:table-cell table:style-name="ce20" office:value-type="string" calcext:value-type="string">
            <text:p>Schválení projektu krajským fórem</text:p>
          </table:table-cell>
          <table:table-cell table:style-name="ce23" office:value-type="string" calcext:value-type="string">
            <text:p>krajský předseda</text:p>
          </table:table-cell>
        </table:table-row>
        <table:table-row table:style-name="ro1">
          <table:table-cell table:style-name="ce17" table:formula="of:=[.A3]+1" office:value-type="date" office:date-value="2016-01-26" calcext:value-type="date">
            <text:p>út 26. 1.</text:p>
          </table:table-cell>
          <table:table-cell table:style-name="ce20" office:value-type="string" calcext:value-type="string">
            <text:p>Oznámení výběrového řízení</text:p>
          </table:table-cell>
          <table:table-cell office:value-type="string" calcext:value-type="string">
            <text:p>zadavatel</text:p>
          </table:table-cell>
        </table:table-row>
        <table:table-row table:style-name="ro1">
          <table:table-cell table:formula="of:=[.A4]+12" office:value-type="date" office:date-value="2016-02-07" calcext:value-type="date">
            <text:p>ne 7. 2.</text:p>
          </table:table-cell>
          <table:table-cell office:value-type="string" calcext:value-type="string">
            <text:p>Termín pro nabídky</text:p>
          </table:table-cell>
          <table:table-cell office:value-type="string" calcext:value-type="string">
            <text:p>uchazeč</text:p>
          </table:table-cell>
        </table:table-row>
        <table:table-row table:style-name="ro1">
          <table:table-cell table:formula="of:=[.A5]+4" office:value-type="date" office:date-value="2016-02-11" calcext:value-type="date">
            <text:p>čt 11. 2.</text:p>
          </table:table-cell>
          <table:table-cell office:value-type="string" calcext:value-type="string">
            <text:p>Vyhlášení výsledku výběrového řízení</text:p>
          </table:table-cell>
          <table:table-cell office:value-type="string" calcext:value-type="string">
            <text:p>zadavatel</text:p>
          </table:table-cell>
        </table:table-row>
        <table:table-row table:style-name="ro1">
          <table:table-cell table:formula="of:=[.A6]+2" office:value-type="date" office:date-value="2016-02-13" calcext:value-type="date">
            <text:p>so 13. 2.</text:p>
          </table:table-cell>
          <table:table-cell office:value-type="string" calcext:value-type="string">
            <text:p>Uzavření smlouvy</text:p>
          </table:table-cell>
          <table:table-cell office:value-type="string" calcext:value-type="string">
            <text:p>zadavatel</text:p>
          </table:table-cell>
        </table:table-row>
        <table:table-row table:style-name="ro1" table:number-rows-repeated="1048542">
          <table:table-cell table:number-columns-repeated="3"/>
        </table:table-row>
        <table:table-row table:style-name="ro2" table:number-rows-repeated="26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List1.A1:List1.C10485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date-style style:name="N108">
      <number:day-of-week number:style="long"/>
      <number:text> </number:text>
      <number:day number:style="long"/>
      <number:text>.</number:text>
      <number:month number:style="long"/>
      <number:text>.</number:text>
      <number:year number:style="long"/>
    </number:date-style>
    <number:date-style style:name="N109">
      <number:day-of-week/>
      <number:text> </number:text>
      <number:day/>
      <number:text>. </number:text>
      <number:month/>
      <number:text>.</number:text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.00.0000</text:date>, <text:time style:data-style-name="N2" text:time-value="15:49:04.857665655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